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style:line-height-at-least="0.3646in" fo:text-align="justify" style:justify-single-word="false" fo:widows="1"/>
      <style:text-properties officeooo:paragraph-rsid="0012826f"/>
    </style:style>
    <style:style style:name="P2" style:family="paragraph" style:parent-style-name="Standard">
      <style:paragraph-properties style:line-height-at-least="0.3646in" fo:text-align="justify" style:justify-single-word="false" fo:widows="1"/>
      <style:text-properties officeooo:rsid="0012826f" officeooo:paragraph-rsid="0012826f"/>
    </style:style>
    <style:style style:name="P3" style:family="paragraph" style:parent-style-name="Standard">
      <style:paragraph-properties fo:margin-left="0in" fo:margin-right="0in" style:line-height-at-least="0.3646in" fo:text-align="justify" style:justify-single-word="false" fo:widows="1" fo:text-indent="0in" style:auto-text-indent="false"/>
      <style:text-properties officeooo:paragraph-rsid="0012826f"/>
    </style:style>
    <style:style style:name="P4" style:family="paragraph" style:parent-style-name="Standard">
      <style:paragraph-properties fo:margin-left="0in" fo:margin-right="0in" style:line-height-at-least="0.3646in" fo:text-align="justify" style:justify-single-word="false" fo:widows="1" fo:text-indent="0in" style:auto-text-indent="false"/>
      <style:text-properties fo:color="#000000" style:font-name="Arial" fo:font-size="12pt" fo:font-weight="normal" officeooo:paragraph-rsid="0010bd8a" fo:background-color="#fffff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style:line-height-at-least="0.3646in" fo:text-align="justify" style:justify-single-word="false" fo:widows="1" fo:text-indent="0in" style:auto-text-indent="false"/>
      <style:text-properties fo:color="#000000" style:font-name="Arial" fo:font-size="12pt" fo:font-weight="normal" officeooo:paragraph-rsid="00173aea" fo:background-color="#fffff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style:line-height-at-least="0.3646in" fo:text-align="justify" style:justify-single-word="false" fo:widows="1" fo:text-indent="0in" style:auto-text-indent="false"/>
      <style:text-properties fo:color="#000000" style:font-name="Arial" fo:font-size="12pt" fo:font-weight="normal" officeooo:rsid="0012826f" officeooo:paragraph-rsid="0012826f" fo:background-color="#fffff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style:line-height-at-least="0.3646in" fo:text-align="justify" style:justify-single-word="false" fo:widows="1" fo:text-indent="0in" style:auto-text-indent="false"/>
      <style:text-properties fo:color="#000000" style:font-name="Arial" fo:font-size="12pt" fo:font-weight="normal" officeooo:rsid="0016257d" officeooo:paragraph-rsid="0016257d" fo:background-color="#ffffff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officeooo:rsid="0010bd8a"/>
    </style:style>
    <style:style style:name="T3" style:family="text">
      <style:text-properties fo:font-variant="normal" fo:text-transform="none" fo:letter-spacing="normal" fo:font-style="normal" officeooo:rsid="00173aea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10bd8a" fo:background-color="#ffffff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officeooo:rsid="0010bd8a" fo:background-color="#ffffff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 officeooo:rsid="0012826f" fo:background-color="#ffffff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fo:background-color="#ffffff" loext:char-shading-value="0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Node e MongoDB, velocidade e praticidade no desenvolvimento </text:span><text:span text:style-name="T3">(HandsOn)</text:span><text:span text:style-name="T2">.</text:span></text:p>
      <text:p text:style-name="P5"><text:span text:style-name="T2"><text:s/>Por Washington Guilhardes de Freitas Junior.</text:span></text:p>
      <text:p text:style-name="P3"><text:span text:style-name="T5">D</text:span><text:span text:style-name="T6">uas ferramentas populares que unidas proporcionam rapidez e desempenho na criação de APIs ou sistemas distribuídos em geral. O bom uso de ambos pode literalmente fazer milagres. Na apresentação mostraremos desde a instalação até o uso um pouco mais avançado, fique antenado, e caso queira, visite esses dois artigos e chegue afiado para a apresentação : </text:span></text:p>
      <text:list xml:id="list8393775153122089906" text:style-name="L1">
        <text:list-item>
          <text:p text:style-name="P1"><text:a xlink:type="simple" xlink:href="http://nodebr.com/o-que-e-node-js/" text:style-name="Internet_20_link" text:visited-style-name="Visited_20_Internet_20_Link">http://nodebr.com/o-que-e-node-js/</text:a><text:span text:style-name="T6"> → O que é o Node.JS </text:span></text:p>
        </text:list-item>
        <text:list-item>
          <text:p text:style-name="P1"><text:a xlink:type="simple" xlink:href="http://www.devmedia.com.br/introducao-ao-mongodb/30792" text:style-name="Internet_20_link" text:visited-style-name="Visited_20_Internet_20_Link">http://www.devmedia.com.br/introducao-ao-mongodb/30792</text:a><text:span text:style-name="T6"> → </text:span><text:span text:style-name="T7">Introdução ao MongoDB</text:span><text:span text:style-name="T6"> .</text:span></text:p>
        </text:list-item>
      </text:list>
      <text:p text:style-name="P2"><text:span text:style-name="T7">Até lá pessoal… </text:span></text:p>
      <text:p text:style-name="P4"><text:span text:style-name="T4"/></text:p>
      <text:p text:style-name="P6"><text:span text:style-name="T2">S</text:span><text:span text:style-name="T1">obre mim:</text:span></text:p>
      <text:p text:style-name="P7"><text:span text:style-name="T1">Meu nome é Washington Guilhardes de Freitas Júnior, desenvolvedor em Java, JavaScript (NodeJS, ReactJS), e PHP na empresa ViewUP, desde setembro de 2015, amante de tecnologias diversas, atualmente dedica o tempo em estudos sobre HTTP, NodeJS e principalmente React e ReactNative. Torcedor fanático do São Paulo, assistindo <text:s/></text:span><text:span text:style-name="T3">Game Of Thrones e Supernatural </text:span><text:span text:style-name="T1">atualmente. <text:s text:c="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23:28:05.712406722</meta:creation-date>
    <dc:date>2016-05-07T01:06:06.591362333</dc:date>
    <meta:editing-duration>PT27M9S</meta:editing-duration>
    <meta:editing-cycles>1</meta:editing-cycles>
    <meta:document-statistic meta:table-count="0" meta:image-count="0" meta:object-count="0" meta:page-count="1" meta:paragraph-count="8" meta:word-count="144" meta:character-count="1003" meta:non-whitespace-character-count="860"/>
    <meta:generator>LibreOffice/5.1.2.2$Linux_X86_64 LibreOffice_project/10m0$Build-2</meta:generator>
  </office:meta>
</office:document-meta>
</file>